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b321"/>
    </style:style>
    <style:style style:name="P2" style:family="paragraph" style:parent-style-name="Standard">
      <style:text-properties officeooo:paragraph-rsid="0012b321"/>
    </style:style>
    <style:style style:name="P3" style:family="paragraph" style:parent-style-name="Standard">
      <style:text-properties officeooo:rsid="0012b321" officeooo:paragraph-rsid="0012b321"/>
    </style:style>
    <style:style style:name="P4" style:family="paragraph" style:parent-style-name="Standard">
      <style:text-properties style:text-underline-style="solid" style:text-underline-width="auto" style:text-underline-color="font-color" officeooo:rsid="001407de" officeooo:paragraph-rsid="001407de"/>
    </style:style>
    <style:style style:name="P5" style:family="paragraph" style:parent-style-name="Standard">
      <style:text-properties officeooo:paragraph-rsid="0016f93e"/>
    </style:style>
    <style:style style:name="P6" style:family="paragraph" style:parent-style-name="Standard">
      <style:text-properties officeooo:rsid="0016f93e" officeooo:paragraph-rsid="0016f93e"/>
    </style:style>
    <style:style style:name="P7" style:family="paragraph" style:parent-style-name="Standard">
      <style:text-properties officeooo:paragraph-rsid="0016f93e"/>
    </style:style>
    <style:style style:name="P8" style:family="paragraph" style:parent-style-name="Standard">
      <style:text-properties officeooo:paragraph-rsid="0012b321"/>
    </style:style>
    <style:style style:name="P9" style:family="paragraph" style:parent-style-name="Standard">
      <style:text-properties officeooo:rsid="001b9ca4" officeooo:paragraph-rsid="001b9ca4"/>
    </style:style>
    <style:style style:name="P10" style:family="paragraph" style:parent-style-name="Standard">
      <style:text-properties style:text-underline-style="solid" style:text-underline-width="auto" style:text-underline-color="font-color" officeooo:rsid="001b9ca4" officeooo:paragraph-rsid="001b9ca4"/>
    </style:style>
    <style:style style:name="P11" style:family="paragraph" style:parent-style-name="Standard">
      <style:text-properties style:text-underline-style="solid" style:text-underline-width="auto" style:text-underline-color="font-color" officeooo:rsid="001c1cf9" officeooo:paragraph-rsid="001c1cf9"/>
    </style:style>
    <style:style style:name="P12" style:family="paragraph" style:parent-style-name="Standard">
      <style:text-properties style:text-underline-style="solid" style:text-underline-width="auto" style:text-underline-color="font-color" officeooo:rsid="001eaea3" officeooo:paragraph-rsid="001eaea3"/>
    </style:style>
    <style:style style:name="P13" style:family="paragraph" style:parent-style-name="Standard">
      <style:text-properties officeooo:rsid="001c1cf9" officeooo:paragraph-rsid="001c1cf9"/>
    </style:style>
    <style:style style:name="P14" style:family="paragraph" style:parent-style-name="Standard">
      <style:text-properties officeooo:rsid="001c360b" officeooo:paragraph-rsid="001c360b"/>
    </style:style>
    <style:style style:name="P15" style:family="paragraph" style:parent-style-name="Standard">
      <style:text-properties officeooo:rsid="0012b321" officeooo:paragraph-rsid="001cf9ce"/>
    </style:style>
    <style:style style:name="P16" style:family="paragraph" style:parent-style-name="Standard">
      <style:text-properties officeooo:rsid="001cf9ce" officeooo:paragraph-rsid="001cf9ce"/>
    </style:style>
    <style:style style:name="T1" style:family="text">
      <style:text-properties style:text-underline-style="solid" style:text-underline-width="auto" style:text-underline-color="font-color"/>
    </style:style>
    <style:style style:name="T2" style:family="text">
      <style:text-properties officeooo:rsid="0012b321"/>
    </style:style>
    <style:style style:name="T3" style:family="text">
      <style:text-properties officeooo:rsid="001407de"/>
    </style:style>
    <style:style style:name="T4" style:family="text">
      <style:text-properties officeooo:rsid="001593a2"/>
    </style:style>
    <style:style style:name="T5" style:family="text">
      <style:text-properties officeooo:rsid="0017669c"/>
    </style:style>
    <style:style style:name="T6" style:family="text">
      <style:text-properties officeooo:rsid="001826b3"/>
    </style:style>
    <style:style style:name="T7" style:family="text">
      <style:text-properties officeooo:rsid="00190be7"/>
    </style:style>
    <style:style style:name="T8" style:family="text">
      <style:text-properties officeooo:rsid="00192dd7"/>
    </style:style>
    <style:style style:name="T9" style:family="text">
      <style:text-properties officeooo:rsid="001cf9ce"/>
    </style:style>
    <style:style style:name="T10" style:family="text">
      <style:text-properties officeooo:rsid="001eaea3"/>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1">PROJET MCU</text:p>
      <text:p text:style-name="P1">SMART (Spécifique Mesurable Atteignable Réalisable et Temporellement défini)</text:p>
      <text:p text:style-name="P2"/>
      <text:p text:style-name="P2"/>
      <text:p text:style-name="P2"><text:span text:style-name="T1">Définition et contexte du projet </text:span>:</text:p>
      <text:p text:style-name="P2"/>
      <text:p text:style-name="P2">Les films du studio Marvel/Disney ayant généré beaucoup de succès, et un<text:span text:style-name="T2">e</text:span> gr<text:span text:style-name="T2">ande</text:span> «fan base», il nous est paru utile de s’y intéresser pour voir quels sites offraient une vue d’ensemble sur cet «univers» ( composé à l’heure actuelle de plus de 27 films et 5 séries). Et en l’occurrence, il n’existe pas ou quasiment pas de sites ne proposant qu’un résumé de l’ensemble des histoires.</text:p>
      <text:p text:style-name="P2">Ainsi il nous parait opportun de proposer un site qui va offrir un large panel des personnages composant cet univers filmique, surtout pour un néophyte, car le nombre de films rend difficile l’accès à son univers (ce qui constitue certes une richesse pour le fan de la <text:span text:style-name="T2">première</text:span> heure mais en même temps un obstacle pour celui qui voudrait s’y plonger).</text:p>
      <text:p text:style-name="P3">Ainsi nous ciblons un public de tout age souhaitant s’intéresser à cet univers cinématographique</text:p>
      <text:p text:style-name="P3">que ce soit l’enfant fan de super-héros ou ses parents voire grands-parents souhaitant partager cette passion ensemble.</text:p>
      <text:p text:style-name="P3"/>
      <text:p text:style-name="P4">Objectifs du site :</text:p>
      <text:p text:style-name="P4"/>
      <text:p text:style-name="P5"><text:span text:style-name="T3">Nous allons</text:span> mettre en place un site qui va proposer un récapitulatif des films et <text:span text:style-name="T7">des</text:span> personnages principaux d<text:span text:style-name="T3">u Marvel Cinematic Universe (MCU)</text:span> : une sorte de guide interactive.</text:p>
      <text:p text:style-name="P5"/>
      <text:p text:style-name="P6">L’utilisateur doit pouvoir accéder aux informations d’un film comme son titre, une image du film et son année de sortie et un court résumer. Pour le personnage l’utilisateur accédera à son nom , une image, son alias (s’il en possède un) , une brève description <text:span text:style-name="T5">et la liste des films dans lesquelles il apparaît.</text:span></text:p>
      <text:p text:style-name="P5"><text:span text:style-name="T3">On souhaite que l’utilisateur puisse, via une barre de recherche, </text:span><text:span text:style-name="T7">avoir accès</text:span><text:span text:style-name="T3"> à un film en particulier , une série ou un personnage. </text:span><text:span text:style-name="T7">Vu</text:span><text:span text:style-name="T3"> que le nombre de films et de personnages ne cesse d’augmenter, nous voulons également que les utilisateurs puissent participer à la mise à jour du site. </text:span><text:span text:style-name="T4">Nous souhaitons</text:span><text:span text:style-name="T3"> </text:span><text:span text:style-name="T6">donc </text:span><text:span text:style-name="T4">qu’un </text:span><text:span text:style-name="T3">utilisateur </text:span><text:span text:style-name="T4">puisse</text:span><text:span text:style-name="T3"> se connecter </text:span><text:span text:style-name="T6">et </text:span><text:span text:style-name="T3"><text:s/>ajouter un film avec son titre et une image l’illustrant. </text:span><text:span text:style-name="T8">Il pourra aussi ajouter</text:span><text:span text:style-name="T3"> de nouveaux personnages qui seront introduits à l’avenir </text:span><text:span text:style-name="T8">avec leurs noms , alias etc.</text:span><text:span text:style-name="T3">.</text:span></text:p>
      <text:p text:style-name="P5"/>
      <text:p text:style-name="P6">L’utilisateur aura également un champ pour laisser des commentaires sur un film ou un personnage.</text:p>
      <text:p text:style-name="P2"/>
      <text:p text:style-name="P2"/>
      <text:p text:style-name="P10">Technologies utilisés :</text:p>
      <text:p text:style-name="P9"/>
      <text:p text:style-name="P9">Back-End : SpringBoot Maven Hibernate et MySQL </text:p>
      <text:p text:style-name="P9">Front-End : Angular, Materialize</text:p>
      <text:p text:style-name="P9">Git et GitHub</text:p>
      <text:p text:style-name="P9"/>
      <text:p text:style-name="P10">Analyse de l’existant :</text:p>
      <text:p text:style-name="P9"/>
      <text:p text:style-name="P9">Langage de programmation utilisée : Java avec SpringBoot , TypeScript avec Angular </text:p>
      <text:p text:style-name="P9"/>
      <text:p text:style-name="P9">Type de site : Plateforme permettant d’accéder aux informations du MCU </text:p>
      <text:p text:style-name="P9"/>
      <text:p text:style-name="P13"/>
      <text:p text:style-name="P13"/>
      <text:p text:style-name="P11"><text:soft-page-break/>Charte graphique : </text:p>
      <text:p text:style-name="P13"/>
      <text:p text:style-name="P13">Logo : Marvel </text:p>
      <text:p text:style-name="P13"/>
      <text:p text:style-name="P13">Couleurs utilisés : Noir Blanc Rouge </text:p>
      <text:p text:style-name="P13"/>
      <text:p text:style-name="P13">Photographie : Image du MCU en fond pour la page d’accueil avec les personnages important </text:p>
      <text:p text:style-name="P13"/>
      <text:p text:style-name="P14">Nombre de personnes engagées sur ce projet : 3</text:p>
      <text:p text:style-name="P14"/>
      <text:p text:style-name="P14"/>
      <text:p text:style-name="P16"><text:span text:style-name="T1">Cible </text:span>:</text:p>
      <text:p text:style-name="P16"/>
      <text:p text:style-name="P15">Ainsi nous ciblons un public de tout age souhaitant s’intéresser à cet univers cinématographique.</text:p>
      <text:p text:style-name="P15"><text:span text:style-name="T9">Nous visons un public large que ce soit </text:span>l’enfant fan de super-héros ou ses parents voire grands-parents souhaitant partager cette passion ensemble. <text:span text:style-name="T9">Cela peut aussi être l’adolescent ayant grandit avec cet univers ou qui est totalement novice , </text:span><text:span text:style-name="T10">de même pour la personne âgée pris de passion pour cet univers.</text:span></text:p>
      <text:p text:style-name="P15"/>
      <text:p text:style-name="P12">Objectifs quantitatifs :</text:p>
      <text:p text:style-name="P12"><text:span text:style-name="T11"/></text:p>
      <text:p text:style-name="P12"><text:span text:style-name="T11">Le site sera composé d’une page d’accueil générale. Une barre de recherche qui renvoie vers les personnages et les films. Un onglet qui permet à l’utilisateur de se connecter afin d’ajouter des films et des personnag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9T11:39:08.746000000</meta:creation-date>
    <dc:date>2021-11-19T16:42:23.783000000</dc:date>
    <meta:editing-duration>PT16M10S</meta:editing-duration>
    <meta:editing-cycles>3</meta:editing-cycles>
    <meta:generator>LibreOffice/7.2.2.2$Windows_X86_64 LibreOffice_project/02b2acce88a210515b4a5bb2e46cbfb63fe97d56</meta:generator>
    <meta:document-statistic meta:table-count="0" meta:image-count="0" meta:object-count="0" meta:page-count="2" meta:paragraph-count="30" meta:word-count="551" meta:character-count="3363" meta:non-whitespace-character-count="2834"/>
  </office:meta>
</office:document-meta>
</file>